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style:font-size-asian="22pt" style:font-size-complex="22pt"/>
    </style:style>
    <style:style style:name="T1" style:family="text">
      <style:text-properties fo:color="#ffffff" fo:font-size="22pt" style:font-size-asian="22pt" style:font-size-complex="22pt"/>
    </style:style>
    <style:style style:name="gr1" style:family="graphic">
      <style:graphic-properties draw:textarea-horizontal-align="justify" draw:textarea-vertical-align="middle" draw:auto-grow-height="false" fo:min-height="1.386cm" fo:min-width="3.29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125cm" fo:min-width="2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235cm" fo:min-width="2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348cm" fo:min-width="2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406cm" fo:min-width="2.1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788cm" fo:min-width="2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" draw:name="Shape3" draw:style-name="gr2" svg:width="4.128cm" svg:height="1.588cm" svg:x="7.786cm" svg:y="7.421cm"><text:p><text:span text:style-name="T1">Weapo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4" draw:style-name="gr3" draw:text-style-name="P1" svg:width="3.546cm" svg:height="1.747cm" svg:x="13.342cm" svg:y="13.294cm"><text:p text:style-name="P1"><text:span text:style-name="T1">Are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5" draw:style-name="gr4" svg:width="3.784cm" svg:height="1.906cm" svg:x="-0.813cm" svg:y="2.392cm"><text:p><text:span text:style-name="T1">Salar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Shape1" draw:style-name="gr1" draw:text-style-name="P2" svg:width="4.657cm" svg:height="1.959cm" svg:x="-1.399cm" svg:y="7.87cm"><text:p text:style-name="P1"><text:span text:style-name="T1">Soldi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2" draw:style-name="gr5" svg:width="3.096cm" svg:height="1.985cm" svg:x="1.886cm" svg:y="13.453cm"><text:p><text:span text:style-name="T1">Batalia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5" draw:style-name="gr6" svg:width="2.832cm" svg:height="1.114cm" svg:x="-2.083cm" svg:y="5.646cm"><text:p><text:span text:style-name="T1">Salar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17:33:25.919613494</meta:creation-date>
    <dc:date>2020-07-15T18:11:53.380455675</dc:date>
    <meta:editing-duration>PT6M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